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se are example node bundles to demonstrate the different features of Templates v2_4_10.</text:p>
      <text:p text:style-name="Standard"/>
      <text:p text:style-name="Standard">There are 7 node bundles, each containing a different template. <text:s/>They need to be unpacked and checked-in in the correct order to make all the locking work. <text:s/>All of these were built with Maya 2008. <text:s/>There is only one toolset for all the nodes, which only contained a Basic package and a Maya-2008 package.</text:p>
      <text:p text:style-name="Standard"/>
      <text:p text:style-name="Standard">The correct unbundling order is:</text:p>
      <text:p text:style-name="Standard">tt_template – Contains the turntable setups for assets</text:p>
      <text:p text:style-name="Standard">scripts_template – Contains all the MEL scripts used by other templates.</text:p>
      <text:p text:style-name="Standard">CAM_template – Contains the template for making camera rigs.</text:p>
      <text:p text:style-name="Standard">ASSET_model – Contains the template for making the modeling stage of assets</text:p>
      <text:p text:style-name="Standard">ASSET_rig – Contains the template for making the rigging stage of assets</text:p>
      <text:p text:style-name="Standard">ASSET_shd – Contains the template for making the shading/texturing stage of assets</text:p>
      <text:p text:style-name="Standard">SHOT_anim – Contains the template for making animation networks</text:p>
      <text:p text:style-name="Standard"/>
      <text:p text:style-name="Standard">Lighting and Compositing templates will follow at some point in the future, but were not necessary to demonstrate all the features of the new template code. <text:s/>What will follow is a node-by-node description of the decisions that were used in making the different templates.</text:p>
      <text:p text:style-name="Standard"/>
      <text:p text:style-name="Standard">While most of the Actions used are fairly common Temerity Actions, the new MayaCurveExport Action (v2.4.12) is being used in the animation template. <text:s/>Studios will need to make sure that this new Action is part of whatever toolset they assign when unpacking the bundle.</text:p>
      <text:p text:style-name="Standard"/>
      <text:p text:style-name="Standard">All the templates share two string replacements, 'templates' and 'TEMERITY', which are the top two directories in the folder structure and are meant to be replaced with 'projects' (or where-ever production projects are organized) and the name of the project respectively.</text:p>
      <text:p text:style-name="Standard"/>
      <text:p text:style-name="Standard">*******************************************************************</text:p>
      <text:p text:style-name="Standard"/>
      <text:p text:style-name="Standard">tt_template - This is very simple template that just contains two turntable setups that will be used as the basis for asset turntables. <text:s/>In a more complex setup, it might also make sense to include a render globals node as well. <text:s/>Since there is no particular task associated with these setups, the glue file was made by selecting all the nodes first and then running the TemplateGlue Tool. <text:s/>There are no additional replacements or special settings in this template.</text:p>
      <text:p text:style-name="Standard"/>
      <text:p text:style-name="Standard">centerTT.ma/circleTT.ma - The only two nodes in the template. <text:s/>Both are setup with a TemplateSettings annotation and have the CloneFiles option switched on. <text:s/>In non-template setups, these sort of nodes would usually have been generated with mel scripts which would have then been disconnected during the finalize pass. <text:s/>With templates it is much easier to just make the file directly and use the CloneFiles setting to copy it into the right place.</text:p>
      <text:p text:style-name="Standard"/>
      <text:p text:style-name="Standard">*******************************************************************</text:p>
      <text:p text:style-name="Standard"/>
      <text:p text:style-name="Standard">scripts_template: Contains all the mel scripts that the project is going to use. <text:s/>It started out very simple, with only the modeling scripts in it, and grew as I built out the rest of the templates. <text:s/>Like tt_template, it is not using the task system, which made it necessary to remember to select all the nodes and re-run the Template Glue Tool as I worked on it. <text:s/>While it does not add any new replacements, it does have a single context in it. <text:s/>The context is the 'type' context and has a single replacement 'TYPE'.</text:p>
      <text:p text:style-name="Standard"><text:soft-page-break/></text:p>
      <text:p text:style-name="Standard">camVerify – Script used to verify that a created camera asset actually contains a camera named renderCam and an ANIM set. <text:s/>Has a TemplateSettings annotation with the CloneFiles option enabled.</text:p>
      <text:p text:style-name="Standard"/>
      <text:p text:style-name="Standard">modelVerify - Script used to verify that a created asset model has geo with the appropriate names and to make the GEO set which can be used for geo-caching in the future. <text:s/>Has a TemplateSettings annotation with the CloneFiles option enabled.</text:p>
      <text:p text:style-name="Standard"/>
      <text:p text:style-name="Standard">modelPlaceholder – Script used by the asset model template to create a placeholder piece of geo in the model scene. <text:s/>This is a throwback to the way that traditional builders work. <text:s/>The more template-centric workflow would be to hand-create a maya scene that contains everything needed in the model scene which would be cloned during instantiation, rather than using a mel script to generate its contents. <text:s/>The CloneFiles method has two big advantages. <text:s/>It makes it much easier to modify the default placeholder model; rather than having to figure out how to modify this MEL script, you can simply modify the Maya scene with Maya. <text:s/>It also reduces the number of jobs that have to be run on the farm, which can be important in situation where there are limited resources for building assets. <text:s/>However, for the sake of demonstrating some features, the modeling part of the asset workflow is built with the mel script setup. <text:s/>Has a TemplateSettings annotation with the CloneFiles option enabled.</text:p>
      <text:p text:style-name="Standard"/>
      <text:p text:style-name="Standard">dummyControl – Script that generates a dummy control curve in the rig template. <text:s/>This stands in slight opposition to the model script above. <text:s/>While the model script is being used to generate a placeholder in a scene, this script will be used to generate a control in a scene which is also referencing in other Maya scenes. <text:s/>Now we could prebuild that rig scene and then use the CloneFiles and ModifyFiles settings to copy the rig and then use string replacement to try and point the references to the right place. <text:s/>But that would involve string replacing inside a Maya scene file which is just a scary proposition to me. <text:s/>So I'd rather use a mel script that is then unhooked during the finalize pass. Has a TemplateSettings annotation with the CloneFiles option enabled.</text:p>
      <text:p text:style-name="Standard"/>
      <text:p text:style-name="Standard">importClean – Script that imports all references and removes their namespaces. <text:s/>This is broken out separately because it is something I feel might be useful in multiple places. Has a TemplateSettings annotation with the CloneFiles option enabled.</text:p>
      <text:p text:style-name="Standard"/>
      <text:p text:style-name="Standard">buildAnimSet – Script that makes an ANIM set out of all the controls in the rig. Has a TemplateSettings annotation with the CloneFiles option enabled.</text:p>
      <text:p text:style-name="Standard"/>
      <text:p text:style-name="Standard">rigVerify/rigVerify_TYPE – These are two empty scripts which exist to make it easy to add in additional verification checks for rigs. <text:s/>The rigVerify script will apply to all the rigs. <text:s/>The rigVerify_TYPE script creates a separate script for each asset type, since it belongs to the 'type' context. <text:s/>Both of these nodes are empty files with the CloneFiles option turned on. <text:s/>In a traditional builder, nodes like this would have been made with the Touch Action. <text:s/>But again, using an Action to do something that can just be cloned is wasteful of the render farm and takes longer. Has a TemplateSettings annotation with the CloneFiles option enabled.</text:p>
      <text:p text:style-name="Standard"/>
      <text:p text:style-name="Standard">shdVerify/shdVerify_TYPE – Identical to the rig verify scripts except these scripts are for the shading setup. Has a TemplateSettings annotation with the CloneFiles option enabled.</text:p>
      <text:p text:style-name="Standard"/>
      <text:p text:style-name="Standard">shaderCopy- Script that copies shader assignments from a shaded model to an unshaded one. <text:s/>Used to transfer shaders between a shaded model and the unshaded rig during the shading task. <text:s/>In a system with more task level automation, this step would probably be moved out into a separate task which <text:soft-page-break/>would run every time a new rig or new shaders were published and would generate both the animation rigged model and the lighting rigged model. <text:s/>Since this template system is not assuming that level of automation, the step of applying shaders to the rig is part of the shading task. <text:s/>Has a TemplateSettings annotation with the CloneFiles option enabled.</text:p>
      <text:p text:style-name="Standard"/>
      <text:p text:style-name="Standard">removeRefs – Script that removes all the references from a scene. <text:s/>Like importClean, broken out so that it can be used in multiple places. <text:s/>Scripts like these would actually probably be better served as global scripts, since they perform simple actions that do not change between projects. <text:s/>Obviously making them global does not really work for the scope of these examples, but in a true production environment there is not a reason to have a separate copy of generic scripts like this for each project. Has a TemplateSettings annotation with the CloneFiles option enabled.</text:p>
      <text:p text:style-name="Standard"/>
      <text:p text:style-name="Standard">finalizeRig_TYPE/finalizeShd_TYPE – Finalization scripts for the rig and shader tasks. <text:s/>These are both in the 'type' context, which means they will be instantiated once for each replacement value of TYPE. <text:s/>Common values might be 'char', 'prop', and 'set'. <text:s/>Due to the nature of contexts, each of these will be linked to its appropriate rigVerify_TYPE. <text:s/>This allows per-type verification to be added in to the asset process as well as the global level validation provided by the rigVerify script. <text:s/>This script will eventually be fed into an asset specific script, which will allow additional per-asset verification to be added as well. <text:s/>Designing cascading structures like this is a way to increasing the ease of dealing with special cases by using more nodes. <text:s/>It would have been easy enough to just plug the finalizeRig_TYPE script into the actual maya node where the rig is being finalized. <text:s/>But then, if we wanted to add a specific tweak on an asset, we would have had to unhook the script, create a new grouping mel node, create a new mel node that contains the asset level override, hook everything up to the grouping node (and set the per-source parameters) and then finally hook the grouping node up to maya node. <text:s/>A lot of work for something that should be simple. <text:s/>By designing it from the beginning to be more flexible we reduce the artist burden to creating the new mel node and hooking it up to the existing grouping node (and adding a single per-source parameter). <text:s/>Both of these nodes are using the CatFiles Action (as do all mel grouping nodes) and besides the TemplateContext, do not have any additional template settings.</text:p>
      <text:p text:style-name="Standard">This node also demonstrates how contexts are handled across nodes. <text:s/>This node is in the 'type' context. <text:s/>That means it will be instantiated once for each set of replacements in the context. <text:s/>From the point of the view of the individual node being instantiated, there is only one set of replacements for the strings in the 'type' context. <text:s/>So lets assume the template had the following top level replacements &lt;templates,projects&gt;, &lt;TEMERITY,project&gt; and the 'type' context had the following replacements &lt;&lt;TYPE,char&gt;&gt;, &lt;&lt;TYPE,prop&gt;&gt;, &lt;&lt;TYPE,set&gt;&gt;. <text:s/>When this node is instantiated by the template, three copies of it will be built, finalizeRig_char, finalizeRig_prop, and finalizeRig_set. <text:s/>When finalizeRig_char is built, the list of replacements for it will be &lt;templates,projects&gt;, &lt;TEMERITY,project&gt;, &lt;TYPE,char&gt; and the value of the 'type' context will be reduced to &lt;&lt;TYPE,char&gt;&gt;. <text:s/>When the node considers its links and finds the rigVerify_TYPE script which is also in the 'type' context, it only has the single replacement to apply to it and so finalizeRig_char only ends up linked to rigVerify_char. </text:p>
      <text:p text:style-name="Standard">If, for the sake of example, we removed the 'type' context from the finalizeRig_TYPE node, the template would only instantiate it once and the nodename would be finalizeRig_TYPE (since the replacement of TYPE only occurs in the template). <text:s/>When the link to rigVerify_TYPE was considered, all three replacements in the context would be active so finalizeRig_TYPE would end up with links to all three asset specific verification scripts.</text:p>
      <text:p text:style-name="Standard">To summarize, when a node in a context links to another node in the same context, a singular link will be created between the target node and the source node that share the same replacements in the context. <text:s/>If a node without a context links to a node in a context, then links will be made to all the source nodes generated by that context. <text:s/>We'll see more examples of both cases going forward.</text:p>
      <text:p text:style-name="Standard"><text:soft-page-break/></text:p>
      <text:p text:style-name="Standard"/>
      <text:p text:style-name="Standard">*******************************************************************</text:p>
      <text:p text:style-name="Standard"/>
      <text:p text:style-name="Standard">CAM_template – Template for making camera rig networks. <text:s/>This is the first submit/approve network that we're going to be looking at. <text:s/>Because it uses Task annotations and the submit/approve construct, there is no need to specify which nodes are part of the template. <text:s/>Instead, the template builder will search the network and determine which nodes should be built based on the Task annotations on the nodes. <text:s/>This template only adds a single replacement, CAM, to the two global replacements. <text:s/>It has no contexts, no special AoE modes, or OptionalBranches. This is about as simple as a Task network can get. <text:s/>The task name is set to cam_CAM and the task project to TEMERITY (which will be replaced when the template runs with the actual project name, since template replacements extend into annotation values). <text:s/>All of the Task networks were tagged using the MultipleTaskSet tool to quickly add task annotations to the entire task at once.</text:p>
      <text:p text:style-name="Standard"/>
      <text:p text:style-name="Standard">CAM_camEdit – The edit scene in which the camera rig is created. <text:s/>This is a Maya scene that already contains a basic camera rig, including all the right select sets. <text:s/>Due to the CloneFiles setting on the node, this rig will be copied when the template is instantiated. <text:s/>This is a demonstration of one of the huge advantages of templates we already talked about. <text:s/>Creating placeholder scenes is as simple as making the Maya scene that contains exactly what you want. <text:s/>There is no need to bother with placeholder mel scripts that require jobs to be queued and nodes to later be unlinked. <text:s/>This node </text:p>
      <text:p text:style-name="Standard">is tagged as an Edit node.</text:p>
      <text:p text:style-name="Standard"/>
      <text:p text:style-name="Standard">CAM_camVerify.ma – Node generated by running the camVerify script on the edit node. <text:s/>In the current setup, this scene will simply by a copy of the CAM_camEdit node, but the verify script could easily be tweaked to make some changes to the camera if there was a desired automatic behavior. <text:s/>This node is tagged as the Focus node for the task.</text:p>
      <text:p text:style-name="Standard"/>
      <text:p text:style-name="Standard">CAM_submit – Submit node for the task. <text:s/>Nothing special about it at all.</text:p>
      <text:p text:style-name="Standard"/>
      <text:p text:style-name="Standard">CAM_final – Product node for the task. <text:s/>Nothing special about it. <text:s/>Uses a simple Copy Action so there is no special requirements in approve stage.</text:p>
      <text:p text:style-name="Standard"/>
      <text:p text:style-name="Standard">CAM_approve – Approve node for the task. <text:s/>Nothing speical about it.</text:p>
      <text:p text:style-name="Standard"/>
      <text:p text:style-name="Standard">*******************************************************************</text:p>
      <text:p text:style-name="Standard"/>
      <text:p text:style-name="Standard">ASSET_model_template – Template for the modeling stage of asset development. <text:s/>This template adds two string replacements, “TYPE” for the type of the asset and “ASSET” for the name of the asset. <text:s/>It also has a single frame range named 'ttRange' and three optional branches--'Submit', 'Approve', and 'tt'. <text:s/>This is the first place we'll see the use of the new OptionalBranch features to make doing approvals easier. <text:s/>There isn't much of a need for this functionality here, since this stage could just as easily use the standard Approval Builder (same as the CAM template can), but it is worth demonstrating in the simpler case before we move onto something more complicated, like shading.</text:p>
      <text:p text:style-name="Standard"/>
      <text:p text:style-name="Standard">ASSET_descrip – A text file which is an association link of the edit node, intended to contain notes about things the modeler needs to consider when making the model. <text:s/>This node is really here to demonstrate the ModifyFiles flag. <text:s/>The descrip node has a TemplateSettings annotation with both the ModifyFiles and CloneFiles flag turned on. <text:s/>Inside the template file is a sentence that contains several <text:soft-page-break/>of the replacement strings for this template. <text:s/>When the template is instantiated, the file will be cloned to its new location and then a line-by-line string replacement will be done on the file. <text:s/>Tagged as an Edit node.</text:p>
      <text:p text:style-name="Standard"/>
      <text:p text:style-name="Standard">ASSET_ modelEdit – The scene in which the modeler is going to work. <text:s/>As previously noted, this is built using the traditional builder methodology, not template conventions. <text:s/>That means instead of just being a file that will be cloned, it has a MayaBuild action and is connected to a placeholder mel script. <text:s/>It also has a TemplateSettings annotation on it with the PostRemoveAction flag set and a TemplateUnlink annotation pointing to the mel script. <text:s/>Because the mel script it going to removed after the action is run, this node also needs to turn on the Vouchable setting in the TemplateSettings annotation. <text:s/>This will allow the builder to correctly deal with the Dubious state that will occur when the mel script is disconnected. <text:s/>There is no real good reason to build a leaf node like this in templates. <text:s/>It is included here to show off the features, but in reality you'd always want to use a TemplateSettings annotation with CloneFiles instead. <text:s/>Tagged as an Edit node.</text:p>
      <text:p text:style-name="Standard"/>
      <text:p text:style-name="Standard">ASSET_modelVerify – The verification stage of the model stage. <text:s/>This node takes the edit node and runs the verification script on it before saving out the scene. <text:s/>In this case, the verification script is also making a GEO selection set from the geo in the modelEdit file. <text:s/>Tagged as a Focus Node.</text:p>
      <text:p text:style-name="Standard"/>
      <text:p text:style-name="Standard">ASSET_model_setup – The turntable setup scene. <text:s/>This is built from the verified model and the circleTT setup from the tt_template. <text:s/>Both these scenes are referenced in and then the action on the node is disabled (with a TemplateSettings annotation with the PostDisableAction flag). <text:s/>The node also has a TemplateRange annotation on it for the 'ttRange', which will cause the StartFrame and EndFrame of the MayaBuild Action to be set when the template is instantiated. <text:s/>This node is also the first place that we've encountered an OptionalBranch. <text:s/>This node and the two that follow after are all tagged as the 'tt' OptionalBranch and they all have an OptionType setting of BuildOnly. <text:s/>This means that when the branch is turned off, these nodes will be ignored, even if they have previously been built and exist in the current working area. <text:s/>That is the behavior we want from a turntable setup. <text:s/>If we turn it off, we do not want it somehow showing up in our network anyway. <text:s/>We'll see some examples shortly using the other OptionType settings to achieve a different result. Tagged as a Prepare node.</text:p>
      <text:p text:style-name="Standard"/>
      <text:p text:style-name="Standard">ASSET_modelTT – The image render node for the turntable. <text:s/>Since this is going to be turned into a movie by a downstream node, we really don't want to save these images. <text:s/>For that reason we've added the TemplateSettings annotation and turned on the Intermediate setting. That means when the template is instantiated, this node will be made an Intermediate node and the files will not be copied on check-in. <text:s/>Since this is a template, we do not want to make the actual template node an intermediate node. <text:s/>That would cause the template to be stale every time we checked it out. <text:s/>The TemplateSettings flag provides a way to make instantiated nodes intermediate without having to mess with the intermediate setting of the actual template node. <text:s/>As previously noted, this node is also part of the 'tt' OptionalBranch. <text:s/>In addition, it also has the TouchFiles flag turned on in the TemplateSettings annotation. <text:s/>Rather than wasting time waiting for Maya to actually render out a useless turntable of the placeholder model, we'll simple have Pipeline touch the files. <text:s/>This way the network works correctly when artists queue parts of it, but is much quicker to instantiate. <text:s/>Tagged as a Prepare node.</text:p>
      <text:p text:style-name="Standard"/>
      <text:p text:style-name="Standard">ASSET_model_mov – The movie file made from the renders. <text:s/>Since I do not have any movie generation software on my laptop, it actually has the Touch action on it. <text:s/>Imagine it has a Quicktime or AVI generating action on it. <text:s/>Since the images in the upstream node were just made with the TouchFiles flag, we need to turn the TouchFiles flag on here as well. <text:s/>Otherwise the movie generation software would most likely choke on the zero K empty files it would have to attempt to make a movie with. <text:s/><text:soft-page-break/>Tagged as a focus node.</text:p>
      <text:p text:style-name="Standard"/>
      <text:p text:style-name="Standard">ASSET_submit – The Submit node for the task. <text:s/>You'll notice that both the verify node and the movie node are hooked up to the submit node. <text:s/>In cases where the 'tt' branch is set to NO, we still need to have things hooked up to the submit node, which necessitates the verify node being hooked up as well. <text:s/>A future release of templates will add support for making the verify link optional if the movie link exists. <text:s/>In the current template version, however, we have to have both nodes linked to the submit node to guarantee the setup works correctly.</text:p>
      <text:p text:style-name="Standard"/>
      <text:p text:style-name="Standard">ASSET_model – The product node created by copying the verified model. <text:s/>Nothing particular special about this node.</text:p>
      <text:p text:style-name="Standard"/>
      <text:p text:style-name="Standard">ASSET_approve – The approve node for the task. <text:s/>Nothing particularly special about this node.</text:p>
      <text:p text:style-name="Standard"/>
      <text:p text:style-name="Standard">There is one feature of this network we have not addressed yet. <text:s/>There are two additional OptionalBranches--'Submit and 'Approve'. <text:s/>These allow the different parts of the task to be run separately. <text:s/>Here we start to see how the new template features make it possible to control more complex approval operations (even though the model has a very simple approval operation). <text:s/>The Approve Optional Branch is quite simple. <text:s/>It is only applied to the Approve and the Product and they are both set to an OptionType of BuildOnly. <text:s/>This means that when the branch is set to NO, these two nodes will not be used at all.</text:p>
      <text:p text:style-name="Standard">The 'Submit' branch is more complex. <text:s/>The Submit node is set to BuildOnly as well, since we do not want to mess with it if we're not building the Submit network. <text:s/>However, all the other nodes that are upstream of the Submit node and not part of the 'tt' Branch have an OptionType of AsProduct. <text:s/>This means that if the node exists and is in the current working area, then other nodes will use it as a product node. <text:s/>This makes it possible to use this template to correctly run an approval. <text:s/>The appropriate version of the submit network is checked-out first and then the template builder is run with the Conform AoE mode and with the Submit (and tt) Optional Branches set to NO. <text:s/>Only the Approve node and the Product node will actually be built, but the ASSET_model node will be correctly linked to the version of ASSET_verify that was already in the working area. <text:s/>We'll see a more complicated example of this construct in later templates, but the basic idea should be clear.</text:p>
      <text:p text:style-name="Standard"/>
      <text:p text:style-name="Standard">*******************************************************************</text:p>
      <text:p text:style-name="Standard"/>
      <text:p text:style-name="Standard">ASSET_rig_template – This may actually be the simplest of all the templates. <text:s/>Like the model template, it adds the 'TYPE' and 'ASSET' replacements to the standard replacements and also has the same 'Submit' and 'Approve' optional branches. </text:p>
      <text:p text:style-name="Standard"/>
      <text:p text:style-name="Standard">ASSET_rigEdit – The edit node of the rigging process. <text:s/>This uses the product from the modeling stage is a source. <text:s/>The dummyControl.mel script is hooked up to generate the animation controls that will make the later stages work. <text:s/>As mentioned previously, we could have used the CloneFiles and ModifyFiles settings to copy a preexisting rig scene over and string replace the names of the references inside the Maya scene, but I find string replacing inside Maya scenes to be rather a risky endeavor. <text:s/>So using a temporary mel script to generate the control curves seems much safer. <text:s/>This node is also marked as Vouchable so that when the mel script disconnected and the node is Dubious, the builder can Vouch for it. <text:s/>Tagged as an Edit node.</text:p>
      <text:p text:style-name="Standard"/>
      <text:p text:style-name="Standard">ASSET_rigScript – The script used to finalize the rig. <text:s/>This takes in the TYPE specific finalizeRig_TYPE, but will also allow additional scripts to be hooked up on a per-asset basis if they are <text:soft-page-break/>needed.</text:p>
      <text:p text:style-name="Standard"/>
      <text:p text:style-name="Standard">ASSET_rigVerify – The verified rig node. <text:s/>Since there are no renders for this stage, this is tagged as the Focus node.</text:p>
      <text:p text:style-name="Standard"/>
      <text:p text:style-name="Standard">ASSET_anim – The product node. <text:s/></text:p>
      <text:p text:style-name="Standard"/>
      <text:p text:style-name="Standard">ASSET_approve – The approval node.</text:p>
      <text:p text:style-name="Standard"/>
      <text:p text:style-name="Standard">*******************************************************************</text:p>
      <text:p text:style-name="Standard"/>
      <text:p text:style-name="Standard">ASSET_shd_template – The shading and texturing template. <text:s/>Like the prior two templates, this one also adds the 'TYPE' and 'ASSET' replacements. <text:s/>There is a TemplateRange for the turntable nodes and three optional branches—the usual 'Submit' and 'Approve' as well as a 'tt' branch. <text:s/>For the most part, this network is fairly similar to the modeling network, but during the approval process we'll get a look at one of the new features added to templates.</text:p>
      <text:p text:style-name="Standard"/>
      <text:p text:style-name="Standard">ASSET_texEdit – MayaFTNBuild node that exists for the asset's textures to be linked to. <text:s/>When textures are linked to this node and it is queued, a Maya scene is built that contains texture nodes for all the linked files. <text:s/>Tagged as an Edit node.</text:p>
      <text:p text:style-name="Standard"/>
      <text:p text:style-name="Standard">ASSET_shdEdit – The scene for the artist to apply the shaders to the asset. <text:s/>It references the product of the Modeling stage and ASSET_texEdit. <text:s/>The scene is built and then the action is disabled thanks to the PostDisableAction flag on its TemplateSettings annotations. <text:s/>Tagged as an Edit node.</text:p>
      <text:p text:style-name="Standard"/>
      <text:p text:style-name="Standard">ASSET_shdExport – Node which exports all the shaders out of the artist's edit scene. <text:s/>Tagged as a Prepare node.</text:p>
      <text:p text:style-name="Standard"/>
      <text:p text:style-name="Standard">ASSET_shdScript – Script used to finalize the shading. <text:s/>This takes in the TYPE specific finalizeShade_TYPE, but will also allow additional scripts to be hooked up on a per-asset basis if they are needed.</text:p>
      <text:p text:style-name="Standard"/>
      <text:p text:style-name="Standard">ASSET_shd – The final shaded character. <text:s/>This scene imports the exported shaders and the product of the rigging scene. <text:s/>It also references in the original shading edit scene that the artist was working in. <text:s/>Using the edit scene as a model, the scripts in ASSET_shdScript apply the imported shaders to the imported rig, which yields a fully shaded rig. <text:s/>As a final step, the reference of the edit scene is removed, leaving the fully shaded rig with no external references to anything except the textures.</text:p>
      <text:p text:style-name="Standard"/>
      <text:p text:style-name="Standard">ASSET_shd_setup – Similar to the turntable in the modeling stage, this takes in the ASSET_shd node and the circleTT setup from the tt_template. <text:s/>The TemplateRange 'ttRange' on the node means it will be set to the correct range when the scene is opened. <text:s/>The TemplateSettings annotation on the node ensures the Action will be disabled after it is constructed to allow the artist to modify the camera position. <text:s/>This node is in the 'tt' Optional Branch. <text:s/>Tagged as a Prepare node.</text:p>
      <text:p text:style-name="Standard"/>
      <text:p text:style-name="Standard">ASSET_shdTT – The render node for the turntable. <text:s/>For some reason I made this 90 frames long, which was really silly. <text:s/>When making templates, there is really no reason to make sequences that are more than a frame long, unless you're not using a TemplateRange. <text:s/>While these 90 frames aren't taking up a lot of room, there is no reason for them to exist. <text:s/>I was just paying more attention to what I wanted the results of the template to be and not to what was actually necessary to make the template work. <text:s/><text:soft-page-break/>Like in the model, this node is tagged as an Intermediate node, since we don't want to save these frames after they're turned into a movie and also has the TouchFiles flag on so there is no unnecessary rendering done. <text:s/>Tagged as a Prepare Node.</text:p>
      <text:p text:style-name="Standard"/>
      <text:p text:style-name="Standard">ASSET_shd_mov – The Focus node. <text:s/>As with the model template, it only has a Touch action on it here because I do not have any movie making software on the machine I made this template on. <text:s/>It also has the TouchFiles flag of its TemplateSettings annotation switched on.</text:p>
      <text:p text:style-name="Standard"/>
      <text:p text:style-name="Standard">ASSET_submit – The Submit node. <text:s/>Has both the ASSET_shd node and the ASSET_shd_mov node hooked up due to the OptionalBranch on the movie node. <text:s/>In cases where that optional branch is off, we need to have the ASSET_shd node directly plugged into the submit node. <text:s/>Since Templates do not currently have a feature that allow optional linking, we have to have both of them plugged in.</text:p>
      <text:p text:style-name="Standard"/>
      <text:p text:style-name="Standard">ASSET_lgt – The Product node that is a copy of the ASSET_shd scene.</text:p>
      <text:p text:style-name="Standard"/>
      <text:p text:style-name="Standard">ASSET_tex – The Product node for the textures. <text:s/>Textures are an interesting case, since the references to them are embedded into the ASSET_lgt node. <text:s/>We want a way to bring along the correct versions of the correct textures (the same as the ones that were linked up to the ASSET_texEdit node), but we do not need to do any processing with them, since the ASSET_lgt node will automatically find them if they're in the working area. <text:s/>In a lighting setup we'll end up making these ASSET_tex nodes associations of the lighting scene and dependencies of the rendered images. <text:s/></text:p>
      <text:p text:style-name="Standard">To get the links setup correctly, we're using a new feature in templates, the TemplateLinkSync annotation. <text:s/>The annotation was applied to this node and the LinkName param was set to the ASSET_texEdit node. <text:s/>To make this network work correctly, it requires the template to be run during the approval process. <text:s/>The last two stages could be approved that way (using their Optional Branches), but this is the first template to require it. <text:s/>Approval is handled the same way as we discussed in the modeling setup. <text:s/>First the right version of the submit node is checked-out into a scratch working area. <text:s/>Then the template is checked-out and run with the Submit branch set to NO and an AOE of Conform. <text:s/>The submit network may have a variety of Frozen Stale nodes in it, due to the Intermediate nature of the turntable images. <text:s/>However none of the nodes being used as product nodes are Stale, so no problems will occur in the approval network (since we do not have to check-in the submit network). <text:s text:c="2"/>The Conform AOE will ensure that all the old links on this product node are blown away and replaced with links to the exact textures that were used as part of the submission.</text:p>
      <text:p text:style-name="Standard"/>
      <text:p text:style-name="Standard">ASSET_approve – The Approve node.</text:p>
      <text:p text:style-name="Standard"/>
      <text:p text:style-name="Standard">*******************************************************************</text:p>
      <text:p text:style-name="Standard"/>
      <text:p text:style-name="Standard">SHOT_anim_template – This is where we finally start to see some of the more complicated constructs possible in templates. <text:s/>The animation template makes more extensive use of both contexts and optional branches. <text:s/>There are two new replacements added to the default replacements, “SEQ” for the name of the sequence and “SHOT” for the name of the shot. <text:s/>There are three optional branches, with 'Render' joining the standard 'Submit' and 'Approve', an AOE mode named 'Update', and the 'shotRange' frame range. <text:s/>There are two contexts being used in this template--'assets' adds replacements for 'ASSET' and 'TYPE', while 'camera' replaces 'CAM'. <text:s/>These are used to bring in product nodes from the earlier stages as well as build asset specific nodes during instantiation.</text:p>
      <text:p text:style-name="Standard"/>
      <text:p text:style-name="Standard">SEQ_SHOT_preEdit – A node before the user-editable animation scene that controls which characters and cameras are in the shot. <text:s/>This construct represents an idea that we strongly recommend when <text:soft-page-break/>building Pipeline networks. <text:s/>There are many cases in production were a step seems to be partially procedural and partially human-edited. <text:s/>In this case, constructing a scene with all the appropriate characters and cameras is procedural, but actually animating these assets is a human interaction. <text:s/>It makes sense to separate these two distinct actions into two separate nodes in all cases where software makes it feasible. <text:s/>In the case of Maya, with its referencing system, it is very simple to have a procedural node that is responsible for constructing a scene with the appropriate contents which can then be referenced into a second scene where an artist animates those references. <text:s/>Not only does this make the node network more clear, but it also makes it much easier to update the setup after artists have started to work. <text:s/></text:p>
      <text:p text:style-name="Standard">If both of these steps were included in a single node, then modifying which assets were in the shot would have to involve actually launching Maya to modify an existing scene. <text:s/>While that is not impossible to accomplish (see the MayaAddRefTool for an example), the chance of something going wrong is higher then when the preEdit node is simply being rebuilt from scratch. <text:s/>Actions have a fairly robust set of error conditions and if one fails the failure will be clearly displayed in the UI and will have consequences (including, importantly, the inability to check the failed node in.) <text:s/>Since any inline modification cannot make use of the queue, it is immediately less secure than the Action approach. </text:p>
      <text:p text:style-name="Standard">In addition to being less reliable, it also much hard to automate this sort of in-line replacement with builders. <text:s/>Builders are currently indifferent to the contents of the files related to the nodes they are modifying. <text:s/>There is no real builder mechanism for invoking third-party software to modify the contents of an existing node's files. <text:s/>While it would not be impossible to write a stage that behaves more appropriately in Conform mode, there is, again, the increased risk of failure not being correctly detected and dealt with.</text:p>
      <text:p text:style-name="Standard">So the SEQ_SHOT_preEdit node is being used to construct the procedural half of the animation setup. <text:s/>It has TemplateContextLinks pointing at its two sources, the 'assets' context for ASSET_anim and 'cameras' for CAM_final. <text:s/>These TemplateContextLink annotations ensure that the appropriate contexts are applied to the nodes which are not in the current template. <text:s/>Templates do not read contexts from nodes which are not in the context. <text:s/>Having to add all necessary contexts to a node being used as a product could interfere with their own template or it could interfere with another template that is using that node as a source. So a TemplateContextLink Annotation is assigned to the target node of the connection (i.e., the node in the template) and contains the name of the source node and the context it belongs to. This means that every place an outside node is used as a source, you need to create a TemplateContextLink Annotation. <text:s/>This allows the product node to be in the appropriate context, but not have to actually be explicitly tagged as being in a context.</text:p>
      <text:p text:style-name="Standard">It also has a TemplateAOE annotation, specifying an AOE of Conform for the AOE mode of Update. <text:s/>Tagged as an Edit Node.</text:p>
      <text:p text:style-name="Standard"/>
      <text:p text:style-name="Standard">SEQ_SHOT_edit – The node where the artist animates all the assets that were referenced by the preEdit scene. <text:s/>The TemplateRange annotation on the node ensures it has the correct range when the file is opened. <text:s/>Its Action is being disabled after it is built due to the flags on the TemplateSettings annotation. <text:s/>Tagged as an Edit node.</text:p>
      <text:p text:style-name="Standard"/>
      <text:p text:style-name="Standard">SEQ_SHOT_export – This node uses the new MayaCurveExport Action (v2.4.12) to export animation for all the characters with a single Action invocation. <text:s/>In previous setups, each asset's animation was being represented as a separate node. <text:s/>While there were definite advantages to that setup, since it meant that each character's animation could be used separately from others, it was very inefficient from a resources point-of-view. <text:s/>The biggest cost of exporting animation is almost always the time of opening the scene and baking out the curves. <text:s/>The actual animation export is nearly instantaneous. <text:s/>In order to export each asset's animation separately, it was taking substantially more processing time than was truly necessary. <text:s/>In addition, in situations where a limited number of machines were available to do the <text:soft-page-break/>exporting, it could create a severe bottleneck for animators trying to submit their work (a scene with 10 assets trying to export animation would require 10 times longer than a scene with one asset if there was only one machine available). <text:s/>To speed up this process, the new MayaCurveExport Action can export all the animation at the same time, using a secondary sequence for each asset.</text:p>
      <text:p text:style-name="Standard">This node makes use of the new TemplateSecContext annotation to add secondary sequences for each replacement in a context. <text:s/>The template node has two secondary sequences, ASSET.ma and CAM.ma. <text:s/>Each of these is specified as the SeqName parameter in a TemplateSecContext. <text:s/>This means that the context replacements specified in that annotation only apply to that particular sequence. <text:s/>This is used to apply the 'assets' context to ASSET.ma and the 'cameras' context to CAM.ma. <text:s/>When this node is instantiated, one secondary sequence will be created for each replacement in the 'assets' context and one for each replacement in the 'cameras' context.</text:p>
      <text:p text:style-name="Standard">This node is also tagged as an Intermediate node. <text:s/>Since we're going to be extracting these secondary sequences out into separate nodes downstream, there is no need to actually save the curve files twice. <text:s/>By making this node intermediate, we are gaining all the benefits of the faster export, but by making it intermediate we are also gaining the ability to use each asset's animation separately without using any extra repository disk space. </text:p>
      <text:p text:style-name="Standard">This node was also tagged with the TouchFile setting. <text:s/>Exporting animation and rebuilding scenes can be somewhat time-consuming and can generate large scenes, so it makes since to just ignore running these Actions during template instantiation. <text:s/>All the nodes directly downstream of this node are also using the TouchFiles flag, so they will not be affected by the lack of actual files here. <text:s/>It also has a TemplateAOE annotation, specifying an AOE of Conform for the AOE mode of Update. <text:s/>Tagged as a Prepare Node.</text:p>
      <text:p text:style-name="Standard"/>
      <text:p text:style-name="Standard">TYPE_ASSET_export/cam_CAM_export – These nodes extract an individual animation file from the previous node so that each asset's animation can be used separately. <text:s/>The nodes are in different contexts, the first being in the 'assets' context and the second in 'cameras'. <text:s/>They also have a TemplateAOE annotation, specifying an AOE of Conform for the AOE mode of Update. <text:s/>Finally, they have a different ProductType setting in their OptionalBranch annotation than we've seen before: LockCurrent. <text:s/>We'll come back to exactly how this is used when we discuss the approval process at the end of this template's description. <text:s text:c="2"/>As previously mentioned, these nodes have the TouchFiles flag set on their TemplateSettings annotation. <text:s/>Tagged as Prepare Nodes.</text:p>
      <text:p text:style-name="Standard"/>
      <text:p text:style-name="Standard">SEQ_SHOT_animVerify – Brings together the exported animation with the assets to check that the animation was all exported correctly. <text:s/>This scene is not in any contexts, but does have TemplateContextLinks to the asset nodes, just like the preEdit node did. <text:s/>In addition, the contexts on the *_export nodes are considered when creating links, since those nodes are in the template (TemplateContexts on nodes in the template are considered for the purpose of linking. <text:s/>It is only nodes which are not part of the template which need to use the TemplateContextLink annotations. <text:s/>This is true even when the node is part of an OptionalBranch which is not being built.) <text:s/>It also has a TemplateAOE annotation, specifying an AOE of Conform for the AOE mode of Update and has the TemplateRange of shotRange. <text:s/>As previously mentioned, this node has the TouchFiles flag set on its TemplateSettings annotation. <text:s/>Tagged as a Focus Node.</text:p>
      <text:p text:style-name="Standard"/>
      <text:p text:style-name="Standard">SEQ_SHOT_CAM – Node which renders out the animation scene from the perspective of the scene's animated cameras. <text:s/>This node has the 'cameras' context on it, which means a separate render will be created for each camera asset that has been included in the shot. <text:s/>This node is part of the 'Render' OptionalBranch with an OptionType of BuildOnly, so it can be disabled if no rendering of the shot is desired. <text:s/>It has the 'shotRange' TemplateRange to make sure the render has the right frame range and has the TouchFiles flag set on its TemplateSettings annotation, so there is no need to wait for a render <text:soft-page-break/>during template instantiation. <text:s/>It also has a TemplateAOE annotation, specifying an AOE of Conform for the AOE mode of Update. <text:s/>Tagged as a Focus Node.</text:p>
      <text:p text:style-name="Standard"/>
      <text:p text:style-name="Standard">SEQ_SHOT_submit – The submit node for the task. <text:s/>It has a TemplateAOE annotation, specifying an AOE of Conform for the AOE mode of Update. <text:s/>The Update AOE mode is designed to update the submit network in cases where assets needed to be added or removed from the shot, without damaging any of the existing work that artists have done. <text:s/>To achieve this, the Update AOE mode was created with a default value of CheckOut, and then selective overrides of Conform were added to nodes which would need to change when assets were added or removed from the shot. <text:s/>As it turns out, there is only one node in the network which does not need an override, the animEdit node. <text:s/>Even though this is the case, I consider it safer to make the default AOE mode non-destructive and add in the Conform settings as overrides. <text:s/>This means that new nodes added to the template or a node which is mistakenly not tagged will not be subject to destructive edits. <text:s/>It might also have been useful to make Continue the default value for the AOE mode. <text:s/>This would have made it possible to the artist to run the template in Update mode in their current working area to update a shot they are working on. <text:s/>However, I figured that this mode was probably more likely to automatically update shots based on changes in a task management system, rather than being run interactively by an artist, making CheckOut the more appropriate choice. <text:s/>It would be easy enough to change it to reflect a different style of working. <text:s/>None of the nodes in the approval part of this network are tagged as being special cases in this mode. <text:s/>That is because we expect to deal with changes to the approval network at approval time using the 'Approve' OptionalBranch and an AOE mode of Conform (so changing it when modifying the submit network would just be doing the same work twice). <text:s/></text:p>
      <text:p text:style-name="Standard"/>
      <text:p text:style-name="Standard">TYPE_ASSET_curves/cam_CAM_curves – The products of this task, which are copies of the curves generated during the submit process. <text:s/>Now due to the intermediate setting on the SEQ_SHOT_export node, these nodes would normally fail during the approval process, since the nodes from the submit network they're attached to would be in the Frozen Stale state. <text:s/>As we previously mentioned, though, the TYPE_ASSET_export node has the LockProduct ProductType setting on its TemplateOptionalBranch annotation. <text:s/>When the 'Submit' branch is set to NO, as it would be during approval, if the TYPE_ASSET_export node is found in the current working area, it is locked to its current version. <text:s/>So in the case of approvals, the Submit network will be checked out frozen and will include Frozen Stale nodes. <text:s/>During the evaluation of OptionalBranches, the template builder will find the *_export nodes and lock them. <text:s/>This will hide the staleness that is coming from the SEQ_SHOT_export node (caused by it being an intermediate node and missing its files) and allow the approval process to complete normally. <text:s/>Since locks are properties of links and not of nodes, this will not affect the submit network in anyway, allowing artists to continue using it as they normally would. <text:s/>And since the Conform AOE uses the KeepModified setting when checking nodes out, we do not need to worry about the locking preventing the approve network from being updated correctly the next time it is approved.</text:p>
      <text:p text:style-name="Standard"/>
      <text:p text:style-name="Standard">SEQ_SHOT_approve – The Approve node of the task. <text:s/>Nothing spec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9-10-09T16:52:17</meta:creation-date>
    <dc:date>2009-10-13T19:02:30</dc:date>
    <meta:editing-cycles>362</meta:editing-cycles>
    <meta:editing-duration>P4DT1H55M3S</meta:editing-duration>
    <meta:user-defined meta:name="Info 1"/>
    <meta:user-defined meta:name="Info 2"/>
    <meta:user-defined meta:name="Info 3"/>
    <meta:user-defined meta:name="Info 4"/>
    <meta:document-statistic meta:table-count="0" meta:image-count="0" meta:object-count="0" meta:page-count="11" meta:paragraph-count="93" meta:word-count="7034" meta:character-count="41756"/>
  </office:meta>
</office:document-meta>
</file>